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d76031" officeooo:paragraph-rsid="00d76031"/>
    </style:style>
    <style:style style:name="P3" style:family="paragraph" style:parent-style-name="Standard">
      <style:text-properties officeooo:rsid="00dd261c" officeooo:paragraph-rsid="00dd261c"/>
    </style:style>
    <style:style style:name="P4" style:family="paragraph" style:parent-style-name="Standard">
      <style:text-properties officeooo:rsid="00f09aed" officeooo:paragraph-rsid="00f09aed"/>
    </style:style>
    <style:style style:name="P5" style:family="paragraph" style:parent-style-name="Standard">
      <style:text-properties officeooo:rsid="00f09aed" officeooo:paragraph-rsid="00fb7706"/>
    </style:style>
    <style:style style:name="P6" style:family="paragraph" style:parent-style-name="Standard">
      <style:text-properties officeooo:rsid="00ffd767" officeooo:paragraph-rsid="00ffd767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98169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a81d8" officeooo:paragraph-rsid="011b418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11b4189" officeooo:paragraph-rsid="01206eb5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114becf" officeooo:paragraph-rsid="0124f1b2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ca285" officeooo:paragraph-rsid="00cca285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f157d" officeooo:paragraph-rsid="00cf15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2pt" fo:font-style="normal" style:text-underline-style="none" fo:font-weight="bold" officeooo:rsid="00b5bac4" officeooo:paragraph-rsid="00b5bac4" fo:background-color="#00000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2pt" fo:font-style="normal" style:text-underline-style="none" fo:font-weight="bold" officeooo:rsid="00b61d1f" officeooo:paragraph-rsid="00b61d1f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ato" officeooo:paragraph-rsid="00b9f5ac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Lato" fo:font-weight="normal" officeooo:rsid="00b99c6f" officeooo:paragraph-rsid="00b99c6f" style:font-weight-asian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Lato" officeooo:paragraph-rsid="00bc8d7e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Lato" officeooo:paragraph-rsid="00c2a61b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Lato" officeooo:paragraph-rsid="00bda3ef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Lato" officeooo:rsid="00bc8d7e" officeooo:paragraph-rsid="00bc8d7e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072a4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8b1e5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01f4ebd" officeooo:paragraph-rsid="01368506" fo:background-color="#ffffff" style:font-size-asian="10.5pt" style:font-style-asian="normal" style:font-size-complex="10.5pt" style:font-style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139ac00" officeooo:paragraph-rsid="0142c123" fo:background-color="#ffffff" style:font-size-asian="10.5pt" style:font-style-asian="normal" style:font-size-complex="10.5pt" style:font-style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139ac00" officeooo:paragraph-rsid="01453d4e" fo:background-color="#ffffff" style:font-size-asian="10.5pt" style:font-style-asian="normal" style:font-size-complex="10.5pt" style:font-style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1453d4e" officeooo:paragraph-rsid="01453d4e" fo:background-color="#ffffff" style:font-size-asian="10.5pt" style:font-style-asian="normal" style:font-size-complex="10.5pt" style:font-style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ato" fo:font-size="12pt" officeooo:paragraph-rsid="00b99c6f" style:font-size-asian="12pt" style:font-size-complex="12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paragraph-rsid="00e97edc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ebdfef" officeooo:paragraph-rsid="00ebdfef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paragraph-rsid="013238dd"/>
    </style:style>
    <style:style style:name="P34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Preformatted_20_Text" style:list-style-name="L6">
      <style:text-properties fo:font-variant="normal" fo:text-transform="none" fo:color="#000000" style:font-name="monospace" fo:font-size="10.5pt" fo:letter-spacing="normal" fo:font-style="normal" fo:font-weight="normal" officeooo:rsid="015a2088" officeooo:paragraph-rsid="015a2088" style:font-weight-asian="bold" style:font-weight-complex="bold"/>
    </style:style>
    <style:style style:name="P36" style:family="paragraph" style:parent-style-name="Preformatted_20_Text" style:list-style-name="L6">
      <style:text-properties fo:font-variant="normal" fo:text-transform="none" fo:color="#000000" style:font-name="monospace" fo:font-size="10.5pt" fo:letter-spacing="normal" fo:font-style="normal" fo:font-weight="normal" officeooo:rsid="015a2088" officeooo:paragraph-rsid="015c0d09" style:font-weight-asian="bold" style:font-weight-complex="bold"/>
    </style:style>
    <style:style style:name="P3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15a2088" officeooo:paragraph-rsid="015c0d09" style:font-weight-asian="bold" style:font-weight-complex="bold"/>
    </style:style>
    <style:style style:name="P38" style:family="paragraph" style:parent-style-name="Preformatted_20_Text" style:list-style-name="L6">
      <style:text-properties fo:font-variant="normal" fo:text-transform="none" fo:color="#000000" style:font-name="monospace" fo:font-size="10.5pt" fo:letter-spacing="normal" fo:font-style="normal" fo:font-weight="normal" officeooo:rsid="015e1c80" officeooo:paragraph-rsid="015e1c80" style:font-weight-asian="bold" style:font-weight-complex="bold"/>
    </style:style>
    <style:style style:name="P39" style:family="paragraph" style:parent-style-name="Preformatted_20_Text" style:list-style-name="L6">
      <style:text-properties fo:font-variant="normal" fo:text-transform="none" fo:color="#000000" style:font-name="monospace" fo:font-size="10.5pt" fo:letter-spacing="normal" fo:font-style="normal" fo:font-weight="bold" officeooo:rsid="015dff04" officeooo:paragraph-rsid="015dff04" style:font-weight-asian="bold" style:font-weight-complex="bold"/>
    </style:style>
    <style:style style:name="P40" style:family="paragraph" style:parent-style-name="Standard" style:list-style-name="L1">
      <style:text-properties officeooo:paragraph-rsid="00d3498a"/>
    </style:style>
    <style:style style:name="P41" style:family="paragraph" style:parent-style-name="Standard" style:list-style-name="L1">
      <style:text-properties officeooo:rsid="00d3f43a" officeooo:paragraph-rsid="00d3f43a"/>
    </style:style>
    <style:style style:name="P42" style:family="paragraph" style:parent-style-name="Standard">
      <style:text-properties style:use-window-font-color="true" style:font-name="Lato" fo:font-size="10.5pt" fo:font-style="normal" style:text-underline-style="none" fo:font-weight="normal" officeooo:rsid="00d1d699" officeooo:paragraph-rsid="00d3498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Standard" style:list-style-name="L2">
      <style:text-properties style:use-window-font-color="true" style:font-name="Lato" fo:font-size="10.5pt" fo:font-style="normal" style:text-underline-style="none" fo:font-weight="normal" officeooo:rsid="00da1d96" officeooo:paragraph-rsid="00dc4391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4" style:family="paragraph" style:parent-style-name="Standard" style:list-style-name="L3">
      <style:text-properties style:use-window-font-color="true" style:font-name="Lato" fo:font-size="10.5pt" fo:font-style="normal" style:text-underline-style="none" fo:font-weight="normal" officeooo:rsid="00e06a4b" officeooo:paragraph-rsid="00e06a4b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5" style:family="paragraph" style:parent-style-name="Standard">
      <style:text-properties style:use-window-font-color="true" style:font-name="Lato" fo:font-size="10.5pt" fo:font-style="normal" style:text-underline-style="none" fo:font-weight="normal" officeooo:rsid="00e06a4b" officeooo:paragraph-rsid="00e06a4b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Standard">
      <style:text-properties style:use-window-font-color="true" style:font-name="Lato" fo:font-size="10.5pt" fo:font-style="normal" style:text-underline-style="none" fo:font-weight="normal" officeooo:rsid="00e7cbe6" officeooo:paragraph-rsid="00e7cbe6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Standard">
      <style:text-properties style:use-window-font-color="true" style:font-name="Lato" fo:font-size="10.5pt" fo:font-style="normal" style:text-underline-style="none" fo:font-weight="normal" officeooo:rsid="010064d1" officeooo:paragraph-rsid="00ffd767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8" style:family="paragraph" style:parent-style-name="Standard">
      <style:text-properties style:use-window-font-color="true" style:font-name="Lato" fo:font-size="10.5pt" fo:font-style="normal" style:text-underline-style="none" fo:font-weight="normal" officeooo:rsid="00fb7706" officeooo:paragraph-rsid="00fb7706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9" style:family="paragraph" style:parent-style-name="Standard">
      <style:text-properties style:use-window-font-color="true" style:font-name="Lato" fo:font-size="10.5pt" fo:font-style="normal" style:text-underline-style="none" fo:font-weight="normal" officeooo:rsid="00f09aed" officeooo:paragraph-rsid="00fb7706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0" style:family="paragraph" style:parent-style-name="Standard" style:list-style-name="L2">
      <style:text-properties officeooo:rsid="00d76031" officeooo:paragraph-rsid="00d76031"/>
    </style:style>
    <style:style style:name="P51" style:family="paragraph" style:parent-style-name="Standard" style:list-style-name="L2">
      <style:text-properties officeooo:rsid="00da1d96" officeooo:paragraph-rsid="00dc4391"/>
    </style:style>
    <style:style style:name="P52" style:family="paragraph" style:parent-style-name="Standard" style:list-style-name="L3">
      <style:text-properties officeooo:paragraph-rsid="01106ae5"/>
    </style:style>
    <style:style style:name="P53" style:family="paragraph" style:parent-style-name="Standard" style:list-style-name="L3">
      <style:text-properties officeooo:paragraph-rsid="00e50302"/>
    </style:style>
    <style:style style:name="P54" style:family="paragraph" style:parent-style-name="Standard" style:list-style-name="L4">
      <style:text-properties officeooo:rsid="00e7cbe6" officeooo:paragraph-rsid="00e7cbe6"/>
    </style:style>
    <style:style style:name="P55" style:family="paragraph" style:parent-style-name="Standard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04c56b" officeooo:paragraph-rsid="01042b1c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6" style:family="paragraph" style:parent-style-name="Standard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14becf" officeooo:paragraph-rsid="01042b1c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7" style:family="paragraph" style:parent-style-name="Standard" style:list-style-name="L6">
      <style:text-properties fo:font-variant="normal" fo:text-transform="none" fo:color="#000000" style:font-name="monospace" fo:font-size="10.5pt" fo:letter-spacing="normal" fo:font-style="normal" fo:font-weight="bold" officeooo:rsid="015dff04" officeooo:paragraph-rsid="015dff04" style:font-weight-asian="bold" style:font-weight-complex="bold"/>
    </style:style>
    <style:style style:name="P58" style:family="paragraph" style:parent-style-name="Standard">
      <style:text-properties fo:font-variant="normal" fo:text-transform="none" fo:color="#000000" style:font-name="monospace" fo:font-size="10.5pt" fo:letter-spacing="normal" fo:font-style="normal" fo:font-weight="bold" officeooo:rsid="015dff04" officeooo:paragraph-rsid="015dff04" style:font-weight-asian="bold" style:font-weight-complex="bold"/>
    </style:style>
    <style:style style:name="P59" style:family="paragraph" style:parent-style-name="Standard" style:list-style-name="L6">
      <style:text-properties fo:font-variant="normal" fo:text-transform="none" fo:color="#000000" style:font-name="monospace" fo:font-size="10.5pt" fo:letter-spacing="normal" fo:font-style="normal" fo:font-weight="bold" officeooo:rsid="015e1c80" officeooo:paragraph-rsid="015e1c80" style:font-weight-asian="bold" style:font-weight-complex="bold"/>
    </style:style>
    <style:style style:name="P60" style:family="paragraph" style:parent-style-name="Standard">
      <style:text-properties officeooo:rsid="014f494e" officeooo:paragraph-rsid="014f494e"/>
    </style:style>
    <style:style style:name="P61" style:family="paragraph" style:parent-style-name="Standard" style:list-style-name="L6">
      <style:text-properties officeooo:paragraph-rsid="01525b5f"/>
    </style:style>
    <style:style style:name="P62" style:family="paragraph" style:parent-style-name="Standard" style:list-style-name="L6">
      <style:text-properties fo:font-weight="bold" officeooo:rsid="01547165" officeooo:paragraph-rsid="01547165" style:font-weight-asian="bold" style:font-weight-complex="bold"/>
    </style:style>
    <style:style style:name="P63" style:family="paragraph" style:parent-style-name="Standard" style:list-style-name="L6">
      <style:text-properties fo:font-weight="bold" officeooo:rsid="01547165" officeooo:paragraph-rsid="01566374" style:font-weight-asian="bold" style:font-weight-complex="bold"/>
    </style:style>
    <style:style style:name="P64" style:family="paragraph" style:parent-style-name="Standard" style:list-style-name="L6">
      <style:text-properties fo:font-weight="bold" officeooo:rsid="01573656" officeooo:paragraph-rsid="01573656" style:font-weight-asian="bold" style:font-weight-complex="bold"/>
    </style:style>
    <style:style style:name="P65" style:family="paragraph" style:parent-style-name="Standard" style:list-style-name="L6">
      <style:text-properties fo:font-weight="bold" officeooo:rsid="015a2088" officeooo:paragraph-rsid="015a2088" style:font-weight-asian="bold" style:font-weight-complex="bold"/>
    </style:style>
    <style:style style:name="P66" style:family="paragraph" style:parent-style-name="Standard" style:list-style-name="L6">
      <style:text-properties fo:font-weight="bold" officeooo:paragraph-rsid="01525b5f"/>
    </style:style>
    <style:style style:name="P67" style:family="paragraph" style:parent-style-name="Standard" style:list-style-name="L6">
      <style:text-properties officeooo:rsid="01547165" officeooo:paragraph-rsid="01547165"/>
    </style:style>
    <style:style style:name="P68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cc4c20" officeooo:paragraph-rsid="00cc4c20" fo:background-color="#ffffff" style:font-size-asian="10.5pt" style:font-style-asian="normal" style:font-weight-asian="bold" style:font-size-complex="10.5pt" style:font-style-complex="normal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c98169" officeooo:paragraph-rsid="00b5bac4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99c6f" officeooo:paragraph-rsid="00b99c6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71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11950a7" officeooo:paragraph-rsid="00c9816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73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c15db" officeooo:paragraph-rsid="011b418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7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c15db" officeooo:paragraph-rsid="00c9816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7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d1d699" officeooo:paragraph-rsid="00e97edc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7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italic" style:text-underline-style="none" fo:font-weight="normal" officeooo:rsid="00cca285" officeooo:paragraph-rsid="00cca285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7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2pt" fo:font-style="normal" style:text-underline-style="none" fo:font-weight="bold" officeooo:rsid="00cc7cb4" officeooo:paragraph-rsid="0133985d" fo:background-color="transparent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22034e" officeooo:paragraph-rsid="01206eb5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0b99c6f" officeooo:paragraph-rsid="00b99c6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8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1325e" officeooo:paragraph-rsid="0142c123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142c123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0ae2f" officeooo:paragraph-rsid="0148624b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8624b" officeooo:paragraph-rsid="0148624b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9923" officeooo:paragraph-rsid="01499923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8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133985d" officeooo:paragraph-rsid="01368506" fo:background-color="#ffffff" style:font-size-asian="10.5pt" style:font-style-asian="normal" style:font-size-complex="10.5pt" style:font-style-complex="normal"/>
    </style:style>
    <style:style style:name="P88" style:family="paragraph" style:parent-style-name="Standard">
      <style:paragraph-properties fo:margin-left="0in" fo:margin-right="0in" fo:text-indent="0in" style:auto-text-indent="false"/>
      <style:text-properties officeooo:paragraph-rsid="01499923"/>
    </style:style>
    <style:style style:name="P89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333333" fo:letter-spacing="normal" fo:font-weight="bold" officeooo:rsid="01206eb5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333333" fo:letter-spacing="normal" fo:font-weight="bold" officeooo:rsid="01209c9b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style:use-window-font-color="true" fo:font-size="10.5pt" fo:letter-spacing="normal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use-window-font-color="true" fo:font-size="10.5pt" fo:letter-spacing="normal" fo:font-style="normal" style:text-underline-style="none" officeooo:rsid="00c23489" fo:background-color="transparent" loext:char-shading-value="0" style:font-size-asian="10.5pt" style:font-style-asian="normal" style:font-size-complex="10.5pt" style:font-style-complex="normal"/>
    </style:style>
    <style:style style:name="T9" style:family="text">
      <style:text-properties fo:font-variant="normal" fo:text-transform="none" style:use-window-font-color="true" fo:font-size="10.5pt" fo:letter-spacing="normal" fo:font-style="normal" style:text-underline-style="none" officeooo:rsid="00bda3ef" fo:background-color="transparent" loext:char-shading-value="0" style:font-size-asian="10.5pt" style:font-style-asian="normal" style:font-size-complex="10.5pt" style:font-style-complex="normal"/>
    </style:style>
    <style:style style:name="T10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0e06a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0cb5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7" style:family="text">
      <style:text-properties fo:font-variant="normal" fo:text-transform="none" fo:letter-spacing="normal" officeooo:rsid="01205cac" fo:background-color="transparent" loext:char-shading-value="0"/>
    </style:style>
    <style:style style:name="T18" style:family="text">
      <style:text-properties fo:font-variant="normal" fo:text-transform="none" fo:letter-spacing="normal" officeooo:rsid="01206eb5" fo:background-color="transparent" loext:char-shading-value="0"/>
    </style:style>
    <style:style style:name="T19" style:family="text">
      <style:text-properties fo:font-variant="normal" fo:text-transform="none" fo:letter-spacing="normal" officeooo:rsid="01209c9b" fo:background-color="transparent" loext:char-shading-value="0"/>
    </style:style>
    <style:style style:name="T20" style:family="text">
      <style:text-properties fo:font-variant="normal" fo:text-transform="none" fo:letter-spacing="normal" officeooo:rsid="012164f9" fo:background-color="transparent" loext:char-shading-value="0"/>
    </style:style>
    <style:style style:name="T21" style:family="text">
      <style:text-properties fo:font-variant="normal" fo:text-transform="none" fo:letter-spacing="normal" officeooo:rsid="0122034e" fo:background-color="transparent" loext:char-shading-value="0"/>
    </style:style>
    <style:style style:name="T22" style:family="text">
      <style:text-properties fo:font-variant="normal" fo:text-transform="none" fo:letter-spacing="normal" officeooo:rsid="0123dd88" fo:background-color="transparent" loext:char-shading-value="0"/>
    </style:style>
    <style:style style:name="T23" style:family="text">
      <style:text-properties fo:font-variant="normal" fo:text-transform="none" fo:letter-spacing="normal" officeooo:rsid="0104c56b" fo:background-color="transparent" loext:char-shading-value="0"/>
    </style:style>
    <style:style style:name="T24" style:family="text">
      <style:text-properties fo:font-variant="normal" fo:text-transform="none" fo:letter-spacing="normal" officeooo:rsid="0124f1b2" fo:background-color="transparent" loext:char-shading-value="0"/>
    </style:style>
    <style:style style:name="T25" style:family="text">
      <style:text-properties fo:font-variant="normal" fo:text-transform="none" fo:letter-spacing="normal" officeooo:rsid="012e6a35" fo:background-color="transparent" loext:char-shading-value="0"/>
    </style:style>
    <style:style style:name="T26" style:family="text">
      <style:text-properties fo:font-variant="normal" fo:text-transform="none" fo:color="#000000" fo:letter-spacing="normal" fo:font-weight="normal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fo:letter-spacing="normal" fo:font-weight="normal" officeooo:rsid="01206eb5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fo:letter-spacing="normal" fo:font-weight="normal" officeooo:rsid="0140ae2f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fo:letter-spacing="normal" fo:font-weight="normal" officeooo:rsid="0141325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fo:letter-spacing="normal" fo:font-weight="normal" officeooo:rsid="0142c123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font-name="Lato" fo:font-size="10.5pt" fo:letter-spacing="normal" fo:font-weight="normal" officeooo:rsid="0142c123" fo:background-color="#ffffff" loext:char-shading-value="0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52525" style:font-name="Lato" fo:font-size="10.5pt" fo:letter-spacing="normal" fo:font-style="normal" style:text-underline-style="none" fo:font-weight="bold" style:font-size-asian="10.5pt" style:font-weight-asian="bold" style:font-size-complex="10.5pt" style:font-weight-complex="bold"/>
    </style:style>
    <style:style style:name="T33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34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35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3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49" style:family="text">
      <style:text-properties fo:color="#666666" fo:font-size="11pt" style:font-size-asian="11pt" style:font-size-complex="11pt"/>
    </style:style>
    <style:style style:name="T50" style:family="text">
      <style:text-properties fo:color="#666666" fo:font-size="11pt" officeooo:rsid="00b32b4f" style:font-size-asian="11pt" style:font-size-complex="11pt"/>
    </style:style>
    <style:style style:name="T51" style:family="text">
      <style:text-properties fo:color="#666666" fo:font-weight="bold" style:font-weight-asian="bold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style:use-window-font-color="true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54" style:family="text">
      <style:text-properties style:use-window-font-color="true" fo:font-size="10.5pt" fo:font-style="normal" style:text-underline-style="none" fo:font-weight="bold" officeooo:rsid="00bf4a72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55" style:family="text">
      <style:text-properties style:use-window-font-color="true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6" style:family="text">
      <style:text-properties style:use-window-font-color="true" fo:font-size="10.5pt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7" style:family="text">
      <style:text-properties style:use-window-font-color="true" fo:font-size="10.5pt" fo:font-style="normal" style:text-underline-style="none" fo:font-weight="normal" officeooo:rsid="00bf45c8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8" style:family="text">
      <style:text-properties style:use-window-font-color="true" fo:font-size="10.5pt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9" style:family="text">
      <style:text-properties style:use-window-font-color="true" fo:font-size="10.5pt" fo:font-style="normal" style:text-underline-style="none" fo:font-weight="normal" officeooo:rsid="00bc8d7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0" style:family="text">
      <style:text-properties style:use-window-font-color="true" fo:font-size="10.5pt" fo:font-style="normal" style:text-underline-style="none" fo:font-weight="normal" officeooo:rsid="00bea63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1" style:family="text">
      <style:text-properties style:use-window-font-color="true" fo:font-size="10.5pt" fo:font-style="normal" style:text-underline-style="none" fo:font-weight="normal" officeooo:rsid="00bd7d00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2" style:family="text">
      <style:text-properties style:use-window-font-color="true" fo:font-size="10.5pt" fo:font-style="normal" style:text-underline-style="none" fo:font-weight="normal" officeooo:rsid="00bd2fc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3" style:family="text">
      <style:text-properties style:use-window-font-color="true" fo:font-size="10.5pt" fo:font-style="normal" style:text-underline-style="none" fo:font-weight="normal" officeooo:rsid="00bf4a7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4" style:family="text">
      <style:text-properties style:use-window-font-color="true" fo:font-size="10.5pt" fo:font-style="normal" style:text-underline-style="none" fo:font-weight="normal" officeooo:rsid="00b89bf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5" style:family="text">
      <style:text-properties style:use-window-font-color="true" fo:font-size="10.5pt" fo:font-style="normal" style:text-underline-style="none" fo:font-weight="normal" officeooo:rsid="00bda3e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6" style:family="text">
      <style:text-properties style:use-window-font-color="true" fo:font-size="10.5pt" fo:font-style="normal" style:text-underline-style="none" fo:font-weight="normal" officeooo:rsid="00bedd7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style:use-window-font-color="true" fo:font-size="10.5pt" fo:font-style="normal" style:text-underline-style="none" fo:font-weight="normal" officeooo:rsid="00bdd0c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style:use-window-font-color="true" fo:font-size="10.5pt" fo:font-style="normal" style:text-underline-style="none" fo:font-weight="normal" officeooo:rsid="00c479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9" style:family="text">
      <style:text-properties style:use-window-font-color="true" fo:font-size="10.5pt" fo:font-style="normal" style:text-underline-style="none" fo:font-weight="normal" officeooo:rsid="00c2348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0" style:family="text">
      <style:text-properties style:use-window-font-color="true" fo:font-size="10.5pt" fo:font-style="normal" style:text-underline-style="none" fo:font-weight="normal" officeooo:rsid="00c8b1e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1" style:family="text">
      <style:text-properties style:use-window-font-color="true" fo:font-size="10.5pt" fo:font-style="normal" style:text-underline-style="none" fo:font-weight="normal" officeooo:rsid="00c72d2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2" style:family="text">
      <style:text-properties style:use-window-font-color="true" fo:font-size="10.5pt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73" style:family="text">
      <style:text-properties style:use-window-font-color="true" fo:font-size="10.5pt" fo:font-style="normal" style:text-underline-style="none" officeooo:rsid="00bd2fc5" fo:background-color="transparent" loext:char-shading-value="0" style:font-size-asian="10.5pt" style:font-style-asian="normal" style:font-size-complex="10.5pt" style:font-style-complex="normal"/>
    </style:style>
    <style:style style:name="T74" style:family="text">
      <style:text-properties style:use-window-font-color="true" fo:font-size="10.5pt" fo:font-style="normal" style:text-underline-style="none" officeooo:rsid="00ba81ed" fo:background-color="transparent" loext:char-shading-value="0" style:font-size-asian="10.5pt" style:font-style-asian="normal" style:font-size-complex="10.5pt" style:font-style-complex="normal"/>
    </style:style>
    <style:style style:name="T75" style:family="text">
      <style:text-properties style:use-window-font-color="true" fo:font-size="10.5pt" fo:font-style="normal" style:text-underline-style="none" officeooo:rsid="00bc8d7e" fo:background-color="transparent" loext:char-shading-value="0" style:font-size-asian="10.5pt" style:font-style-asian="normal" style:font-size-complex="10.5pt" style:font-style-complex="normal"/>
    </style:style>
    <style:style style:name="T76" style:family="text">
      <style:text-properties style:use-window-font-color="true" fo:font-size="10.5pt" fo:font-style="italic" style:text-underline-style="none" fo:font-weight="bold" officeooo:rsid="00bf4a72" fo:background-color="transparent" loext:char-shading-value="0" style:font-size-asian="10.5pt" style:font-style-asian="italic" style:font-weight-asian="bold" style:font-size-complex="10.5pt" style:font-style-complex="italic" style:font-weight-complex="bold"/>
    </style:style>
    <style:style style:name="T77" style:family="text">
      <style:text-properties style:use-window-font-color="true" style:font-name="Lato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style:use-window-font-color="true" style:font-name="Lato" fo:font-size="10.5pt" fo:font-style="normal" style:text-underline-style="none" fo:font-weight="normal" officeooo:rsid="00d1d69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style:use-window-font-color="true" style:font-name="Lato" fo:font-size="10.5pt" fo:font-style="normal" style:text-underline-style="none" fo:font-weight="normal" officeooo:rsid="00d3498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style:use-window-font-color="true" style:font-name="Lato" fo:font-size="10.5pt" fo:font-style="normal" style:text-underline-style="none" fo:font-weight="normal" officeooo:rsid="00d553e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style:use-window-font-color="true" style:font-name="Lato" fo:font-size="10.5pt" fo:font-style="normal" style:text-underline-style="none" fo:font-weight="normal" officeooo:rsid="00d7603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2" style:family="text">
      <style:text-properties style:use-window-font-color="true" style:font-name="Lato" fo:font-size="10.5pt" fo:font-style="normal" style:text-underline-style="none" fo:font-weight="normal" officeooo:rsid="00d8808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3" style:family="text">
      <style:text-properties style:use-window-font-color="true" style:font-name="Lato" fo:font-size="10.5pt" fo:font-style="normal" style:text-underline-style="none" fo:font-weight="normal" officeooo:rsid="00db4c8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4" style:family="text">
      <style:text-properties style:use-window-font-color="true" style:font-name="Lato" fo:font-size="10.5pt" fo:font-style="normal" style:text-underline-style="none" fo:font-weight="normal" officeooo:rsid="00ddf13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5" style:family="text">
      <style:text-properties style:use-window-font-color="true" style:font-name="Lato" fo:font-size="10.5pt" fo:font-style="normal" style:text-underline-style="none" fo:font-weight="normal" officeooo:rsid="00e06a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6" style:family="text">
      <style:text-properties style:use-window-font-color="true" style:font-name="Lato" fo:font-size="10.5pt" fo:font-style="normal" style:text-underline-style="none" fo:font-weight="normal" officeooo:rsid="00e1c97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7" style:family="text">
      <style:text-properties style:use-window-font-color="true" style:font-name="Lato" fo:font-size="10.5pt" fo:font-style="normal" style:text-underline-style="none" fo:font-weight="normal" officeooo:rsid="00e36b6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8" style:family="text">
      <style:text-properties style:use-window-font-color="true" style:font-name="Lato" fo:font-size="10.5pt" fo:font-style="normal" style:text-underline-style="none" fo:font-weight="normal" officeooo:rsid="00e5030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9" style:family="text">
      <style:text-properties style:use-window-font-color="true" style:font-name="Lato" fo:font-size="10.5pt" fo:font-style="normal" style:text-underline-style="none" fo:font-weight="normal" officeooo:rsid="00f262d6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0" style:family="text">
      <style:text-properties style:use-window-font-color="true" style:font-name="Lato" fo:font-size="10.5pt" fo:font-style="normal" style:text-underline-style="none" fo:font-weight="normal" officeooo:rsid="00f4e98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1" style:family="text">
      <style:text-properties style:use-window-font-color="true" style:font-name="Lato" fo:font-size="10.5pt" fo:font-style="normal" style:text-underline-style="none" fo:font-weight="normal" officeooo:rsid="00fb7706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2" style:family="text">
      <style:text-properties style:use-window-font-color="true" style:font-name="Lato" fo:font-size="10.5pt" fo:font-style="normal" style:text-underline-style="none" fo:font-weight="normal" officeooo:rsid="00fd0ae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3" style:family="text">
      <style:text-properties style:use-window-font-color="true" style:font-name="Lato" fo:font-size="10.5pt" fo:font-style="normal" style:text-underline-style="none" fo:font-weight="normal" officeooo:rsid="00fd747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4" style:family="text">
      <style:text-properties style:use-window-font-color="true" style:font-name="Lato" fo:font-size="10.5pt" fo:font-style="normal" style:text-underline-style="none" fo:font-weight="normal" officeooo:rsid="00ff2cdd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5" style:family="text">
      <style:text-properties style:use-window-font-color="true" style:font-name="Lato" fo:font-size="10.5pt" fo:font-style="normal" style:text-underline-style="none" fo:font-weight="normal" officeooo:rsid="0100293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6" style:family="text">
      <style:text-properties style:use-window-font-color="true" style:font-name="Lato" fo:font-size="10.5pt" fo:font-style="normal" style:text-underline-style="none" fo:font-weight="normal" officeooo:rsid="010064d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7" style:family="text">
      <style:text-properties style:use-window-font-color="true" style:font-name="Lato" fo:font-size="10.5pt" fo:font-style="normal" style:text-underline-style="none" fo:font-weight="normal" officeooo:rsid="010114a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8" style:family="text">
      <style:text-properties style:use-window-font-color="true" style:font-name="Lato" fo:font-size="10.5pt" fo:font-style="normal" style:text-underline-style="none" fo:font-weight="normal" officeooo:rsid="0102b5a4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99" style:family="text">
      <style:text-properties style:use-window-font-color="true" style:font-name="Lato" fo:font-size="10.5pt" fo:font-style="normal" style:text-underline-style="none" fo:font-weight="normal" officeooo:rsid="01042b1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0" style:family="text">
      <style:text-properties style:use-window-font-color="true" style:font-name="Lato" fo:font-size="10.5pt" fo:font-style="normal" style:text-underline-style="none" fo:font-weight="normal" officeooo:rsid="0107a5e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1" style:family="text">
      <style:text-properties style:use-window-font-color="true" style:font-name="Lato" fo:font-size="10.5pt" fo:font-style="normal" style:text-underline-style="none" fo:font-weight="normal" officeooo:rsid="010cb5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2" style:family="text">
      <style:text-properties style:use-window-font-color="true" style:font-name="Lato" fo:font-size="10.5pt" fo:font-style="italic" style:text-underline-style="none" fo:font-weight="normal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03" style:family="text">
      <style:text-properties style:use-window-font-color="true" style:font-name="Lato" fo:font-size="12pt" fo:font-style="normal" style:text-underline-style="none" fo:font-weight="bold" officeooo:rsid="00b61d1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4" style:family="text">
      <style:text-properties style:use-window-font-color="true" style:font-name="Lato" fo:font-size="12pt" fo:font-style="normal" style:text-underline-style="none" fo:font-weight="bold" officeooo:rsid="013238d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5" style:family="text">
      <style:text-properties style:use-window-font-color="true" style:font-name="Lato" fo:font-size="12pt" fo:font-style="normal" style:text-underline-style="none" fo:font-weight="bold" officeooo:rsid="0136850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6" style:family="text">
      <style:text-properties style:use-window-font-color="true" style:font-name="Lato" fo:font-size="12pt" fo:font-style="normal" style:text-underline-style="none" fo:font-weight="bold" officeooo:rsid="0142c12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style:use-window-font-color="true" fo:font-style="normal" style:text-underline-style="none" fo:font-weight="bold" officeooo:rsid="00b61d1f" fo:background-color="transparent" loext:char-shading-value="0" style:font-style-asian="normal" style:font-weight-asian="bold" style:font-style-complex="normal" style:font-weight-complex="bold"/>
    </style:style>
    <style:style style:name="T108" style:family="text">
      <style:text-properties style:use-window-font-color="true" fo:font-style="normal" style:text-underline-style="none" fo:font-weight="bold" officeooo:rsid="00b99c6f" fo:background-color="transparent" loext:char-shading-value="0" style:font-style-asian="normal" style:font-weight-asian="bold" style:font-style-complex="normal" style:font-weight-complex="bold"/>
    </style:style>
    <style:style style:name="T109" style:family="text">
      <style:text-properties style:use-window-font-color="true" fo:font-weight="bold" fo:background-color="#ffffff" loext:char-shading-value="0" style:font-weight-asian="bold" style:font-weight-complex="bold"/>
    </style:style>
    <style:style style:name="T110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111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112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113" style:family="text">
      <style:text-properties style:use-window-font-color="true" fo:background-color="#ffffff" loext:char-shading-value="0"/>
    </style:style>
    <style:style style:name="T114" style:family="text">
      <style:text-properties style:use-window-font-color="true" officeooo:rsid="01499923" fo:background-color="#ffffff" loext:char-shading-value="0"/>
    </style:style>
    <style:style style:name="T115" style:family="text">
      <style:text-properties fo:background-color="#ffffff" loext:char-shading-value="0"/>
    </style:style>
    <style:style style:name="T116" style:family="text">
      <style:text-properties officeooo:rsid="00b5bac4" fo:background-color="#ffffff" loext:char-shading-value="0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0c98169" fo:background-color="transparent" loext:char-shading-value="0"/>
    </style:style>
    <style:style style:name="T119" style:family="text">
      <style:text-properties officeooo:rsid="00ca81d8" fo:background-color="transparent" loext:char-shading-value="0"/>
    </style:style>
    <style:style style:name="T120" style:family="text">
      <style:text-properties officeooo:rsid="00cb6ddd" fo:background-color="transparent" loext:char-shading-value="0"/>
    </style:style>
    <style:style style:name="T121" style:family="text">
      <style:text-properties officeooo:rsid="00cbccf5" fo:background-color="transparent" loext:char-shading-value="0"/>
    </style:style>
    <style:style style:name="T122" style:family="text">
      <style:text-properties officeooo:rsid="00cc15db" fo:background-color="transparent" loext:char-shading-value="0"/>
    </style:style>
    <style:style style:name="T123" style:family="text">
      <style:text-properties officeooo:rsid="011950a7" fo:background-color="transparent" loext:char-shading-value="0"/>
    </style:style>
    <style:style style:name="T124" style:family="text">
      <style:text-properties officeooo:rsid="011b3f5b" fo:background-color="transparent" loext:char-shading-value="0"/>
    </style:style>
    <style:style style:name="T125" style:family="text">
      <style:text-properties officeooo:rsid="011b4189" fo:background-color="transparent" loext:char-shading-value="0"/>
    </style:style>
    <style:style style:name="T126" style:family="text">
      <style:text-properties officeooo:rsid="011cd78b" fo:background-color="transparent" loext:char-shading-value="0"/>
    </style:style>
    <style:style style:name="T127" style:family="text">
      <style:text-properties officeooo:rsid="011d68d9" fo:background-color="transparent" loext:char-shading-value="0"/>
    </style:style>
    <style:style style:name="T128" style:family="text">
      <style:text-properties officeooo:rsid="01205cac" fo:background-color="transparent" loext:char-shading-value="0"/>
    </style:style>
    <style:style style:name="T129" style:family="text">
      <style:text-properties officeooo:rsid="01206eb5" fo:background-color="transparent" loext:char-shading-value="0"/>
    </style:style>
    <style:style style:name="T130" style:family="text">
      <style:text-properties officeooo:rsid="00cc7cb4"/>
    </style:style>
    <style:style style:name="T131" style:family="text">
      <style:text-properties fo:color="#1c1c1c" fo:font-weight="bold" style:font-weight-asian="bold" style:font-weight-complex="bold"/>
    </style:style>
    <style:style style:name="T132" style:family="text">
      <style:text-properties fo:color="#1c1c1c" fo:font-size="14pt" fo:font-weight="bold" style:font-size-asian="14pt" style:font-weight-asian="bold" style:font-size-complex="14pt" style:font-weight-complex="bold"/>
    </style:style>
    <style:style style:name="T133" style:family="text">
      <style:text-properties officeooo:rsid="013a8ed9"/>
    </style:style>
    <style:style style:name="T134" style:family="text">
      <style:text-properties officeooo:rsid="013d49e1"/>
    </style:style>
    <style:style style:name="T135" style:family="text">
      <style:text-properties officeooo:rsid="0142c123"/>
    </style:style>
    <style:style style:name="T136" style:family="text">
      <style:text-properties fo:color="#222222" style:font-name="Lato" style:text-underline-style="none" style:font-size-asian="10.5pt" style:font-weight-asian="normal" style:font-size-complex="10.5pt" style:font-weight-complex="normal"/>
    </style:style>
    <style:style style:name="T137" style:family="text">
      <style:text-properties fo:color="#222222" style:font-name="Lato" style:text-underline-style="none" style:font-size-asian="10.5pt" style:font-size-complex="10.5pt"/>
    </style:style>
    <style:style style:name="T138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139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140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0">IOANNA PAPAGIANNI</text:span><text:span text:style-name="T49"> 2790</text:span><text:span text:style-name="T4"> </text:span><text:s text:c="2"/></text:p>
      <text:p text:style-name="P7"><text:span text:style-name="T31"/></text:p>
      <text:p text:style-name="P86"><text:span text:style-name="T110">QUESTION</text:span><text:span text:style-name="T111"> </text:span><text:span text:style-name="T112">4</text:span></text:p>
      <text:p text:style-name="P82"><text:span text:style-name="T112"/></text:p>
      <text:p text:style-name="P83"><text:span text:style-name="T109">FROM RAW DATA TO FIXED</text:span></text:p>
      <text:p text:style-name="P83"><text:span text:style-name="T113"/></text:p>
      <text:p text:style-name="P84"><text:span text:style-name="T113">Taking a careful look at the dataset of movies.csv file, there are some issues that need to be fixed before <text:s/>moving on with the data analysis.</text:span></text:p>
      <text:p text:style-name="P84"><text:span text:style-name="T113"/></text:p>
      <text:p text:style-name="P84"><text:span text:style-name="T113">At first, </text:span><text:span text:style-name="T114">there are columns that are unnecessary and is better to be dropped off.</text:span></text:p>
      <text:p text:style-name="P85"><text:span text:style-name="T113"/></text:p>
      <text:p text:style-name="P85"><text:span text:style-name="T113">These are:</text:span></text:p>
      <text:p text:style-name="P85"><text:span text:style-name="T113">'Unnamed: 0', 'Unnamed: 0.1', 'US Gross', 'US DVD Sales', 'MPAA Rating', 'Running Time (min)', 'Distributor', 'Source', 'Creative Type'</text:span></text:p>
      <text:p text:style-name="P85"><text:span text:style-name="T113"/></text:p>
      <text:p text:style-name="P88"><text:span text:style-name="T15">The rest of them </text:span><text:span text:style-name="T16">(9 columns)</text:span><text:span text:style-name="T15">, </text:span><text:span text:style-name="T16">are the attributes we need for</text:span><text:span text:style-name="T15"> the data analysis.</text:span></text:p>
      <text:p text:style-name="P60"><text:span text:style-name="T32"/></text:p>
      <text:list xml:id="list2823614293" text:style-name="L6">
        <text:list-item>
          <text:p text:style-name="P61"><text:span text:style-name="T33">Title</text:span><text:span text:style-name="T36"> attribute is fine. </text:span></text:p>
          <text:p text:style-name="P61"><text:span text:style-name="T36">3201 movies<text:tab/></text:span><text:span text:style-name="T38">T</text:span><text:span text:style-name="T36">ype string</text:span></text:p>
          <text:p text:style-name="P61"><text:span text:style-name="T36"/></text:p>
        </text:list-item>
        <text:list-item>
          <text:p text:style-name="P66"><text:span text:style-name="T35">Worldwide Gross </text:span><text:span text:style-name="T36">attribute needs some changes. Although it has all 3201 movies </text:span><text:span text:style-name="T37">there are some that are estimated as 0 income which seems imprecise. Furthermore, some are marked as “unknown”. These movies will be pruned. </text:span></text:p>
          <text:p text:style-name="P66"><text:span text:style-name="T43">3201 (movies but will be less)</text:span><text:span text:style-name="T37"><text:tab/></text:span><text:span text:style-name="T38">Type string</text:span></text:p>
          <text:p text:style-name="P66"><text:span text:style-name="T38"/></text:p>
        </text:list-item>
        <text:list-item>
          <text:p text:style-name="P61"><text:span text:style-name="T34">Release Date </text:span><text:span text:style-name="T37">attribute form</text:span><text:span text:style-name="T37">at is </text:span><text:span text:style-name="T40">d</text:span><text:span text:style-name="T41">ay</text:span><text:span text:style-name="T40">/m</text:span><text:span text:style-name="T41">onth</text:span><text:span text:style-name="T40">/y</text:span><text:span text:style-name="T41">ear for the most, but there are movies with only year. For our analysis, year only fits the criteria </text:span><text:span text:style-name="T42">and we will keep only that. <text:s/></text:span></text:p>
          <text:p text:style-name="P61"><text:span text:style-name="T43">3201 movies</text:span><text:span text:style-name="T42"><text:tab/></text:span><text:span text:style-name="T43">Type string</text:span></text:p>
          <text:p text:style-name="P67"><text:span text:style-name="T43"/></text:p>
        </text:list-item>
        <text:list-item>
          <text:p text:style-name="P62"><text:span text:style-name="T48">M</text:span><text:span text:style-name="T47">ayor Genre</text:span><text:span text:style-name="T40"> attribute has a lot of different genres and for comedies there are many subcategories such as black comedy, romantic comedy etc. </text:span><text:span text:style-name="T44">Where there is &lt;space&gt; we consider the category as a whole, but where there is &lt;/&gt; means that this movie belongs to different categories.</text:span></text:p>
          <text:p text:style-name="P63"><text:span text:style-name="T44">2926</text:span><text:span text:style-name="T43"> movies</text:span><text:span text:style-name="T42"><text:tab/></text:span><text:span text:style-name="T43">Type string</text:span></text:p>
        </text:list-item>
        <text:list-item>
          <text:p text:style-name="P64"><text:span text:style-name="T48">R</text:span><text:span text:style-name="T47">otten Tomato Rating </text:span><text:span text:style-name="T45">attribute </text:span><text:span text:style-name="T46">has ratings on the [0,100] climax. We will divide its of them by 10 so as to fit IMDB Rating climax [0,10].</text:span></text:p>
          <text:p text:style-name="P65"><text:span text:style-name="T40">2321</text:span><text:span text:style-name="T43"> movies</text:span><text:span text:style-name="T42"><text:tab/></text:span><text:span text:style-name="T43">Type </text:span><text:span text:style-name="T40">float</text:span></text:p>
          <text:p text:style-name="P65"><text:span text:style-name="T40"/></text:p>
        </text:list-item>
        <text:list-item>
          <text:p text:style-name="P65"><text:span text:style-name="T47">IMDB Rating </text:span><text:span text:style-name="T40">attribute is fine.</text:span></text:p>
          <text:p text:style-name="P35"><text:span text:style-name="T136">2988 movies<text:tab/>Type float</text:span></text:p>
          <text:p text:style-name="P65"><text:span text:style-name="T40"/></text:p>
        </text:list-item>
        <text:list-item>
          <text:p text:style-name="P65"><text:span text:style-name="T47">IMDB Votes </text:span><text:span text:style-name="T40">attribute is fine. </text:span></text:p>
          <text:p text:style-name="P36"><text:span text:style-name="T136">2988 movies<text:tab/>Type float</text:span></text:p>
        </text:list-item>
      </text:list>
      <text:p text:style-name="P37"><text:span text:style-name="T136"/></text:p>
      <text:list xml:id="list2258556284501" text:continue-numbering="true" text:style-name="L6">
        <text:list-item>
          <text:p text:style-name="P39"><text:span text:style-name="T137">Production Budget </text:span><text:span text:style-name="T138">attribute is fine.</text:span></text:p>
          <text:p text:style-name="P57"><text:span text:style-name="T139">320</text:span><text:span text:style-name="T138">0</text:span><text:span text:style-name="T139"> movies</text:span><text:span text:style-name="T140"><text:tab/></text:span><text:span text:style-name="T139">Type </text:span><text:span text:style-name="T138">float</text:span></text:p>
        </text:list-item>
      </text:list>
      <text:p text:style-name="P58"><text:span text:style-name="T138"/></text:p>
      <text:list xml:id="list2259348280067" text:continue-numbering="true" text:style-name="L6">
        <text:list-item>
          <text:p text:style-name="P59"><text:span text:style-name="T137">Director </text:span><text:span text:style-name="T138">attribute is fine.</text:span></text:p>
          <text:p text:style-name="P38"><text:span text:style-name="T136">1870 movies <text:tab/>Type float</text:span></text:p>
          <text:p text:style-name="P39"><text:span text:style-name="T13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0T00:22:57.674840762</dc:date>
    <meta:editing-duration>PT12H10M49S</meta:editing-duration>
    <meta:editing-cycles>289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315" meta:character-count="1786" meta:non-whitespace-character-count="1457"/>
  </office:meta>
</office:document-meta>
</file>